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URALISMO FRANCESE</text:p>
      <text:p text:style-name="P3"/>
      <text:p text:style-name="P1"/>
      <text:p text:style-name="P1"/>
      <text:p text:style-name="P1">La prima corrente letteraria importante è stata il<text:span text:style-name="T1"> naturalismo francese </text:span>(<text:span text:style-name="T1">Emil zolà</text:span> – 1875)</text:p>
      <text:p text:style-name="P1"/>
      <text:p text:style-name="P1">DIFFERENZA NATURALISMO – REALISMO</text:p>
      <text:p text:style-name="P1"/>
      <text:p text:style-name="P1">Il realismo è il movimento letterario che rompe la tradizione romantica.</text:p>
      <text:p text:style-name="P1">- non sono formalizzate delle regole.</text:p>
      <text:p text:style-name="P1">Il naturalismo è una corrente formalizzata da Zolà</text:p>
      <text:p text:style-name="P1">tutti gli scrittori che avrebbero voluto far parte del naturalismo dovevano rispettare i canoni imposti da Zolà.</text:p>
      <text:p text:style-name="P1"/>
      <text:p text:style-name="P1"/>
      <text:p text:style-name="P1">Zolà decide di voler rinnovare il romanzo francese, rispetto al romanticismo.</text:p>
      <text:p text:style-name="P1">E dunque scrive un saggio nel 1880 che intitola <text:span text:style-name="T1">il romanzo sperimentale</text:span>, che <text:span text:style-name="T1">è</text:span> come <text:span text:style-name="T1">il manifesto del naturalismo</text:span>, dove parla di tutti i principi fondamentali del naturalismo.</text:p>
      <text:p text:style-name="P1"/>
      <text:p text:style-name="P1">...I componeneti della famiglia rougon-macuart presentano tutti quanti un difetto genetico di carattere psichico e questa condizione determina in modo molto pesante le loro esistenze. Inoltre le generazioniu successive avranno tutte il medesimo problema.</text:p>
      <text:p text:style-name="P1">Il fine è dimostrare che <text:span text:style-name="T1">una patologia condizionerà</text:span> poi anche tutte <text:span text:style-name="T1">le generazioni successive. </text:span></text:p>
      <text:p text:style-name="P1"/>
      <text:p text:style-name="P1">DOMANDA ESAME CARATTERISTICHE NATURALISMO: principi generali di poetica, i contenuti, caratteristiche stilistiche (il linguaggio) </text:p>
      <text:p text:style-name="P1"/>
      <text:p text:style-name="P1">- Principi generali di poetica: <text:span text:style-name="T1">rifiuto del romanticismo.</text:span></text:p>
      <text:p text:style-name="P1">- <text:span text:style-name="T1">Non ci sono naturalisti che scrivono poesie</text:span>, ritengono che le altre forme letterarie siano più importanti e adatte per applicare il metodo scientifico.</text:p>
      <text:p text:style-name="P1">- Regola dell'impersonalità.</text:p>
      <text:p text:style-name="P1">- <text:span text:style-name="T1">Rifiuto del canone del bello ideale</text:span>, per i naturalisti è bello ciò che è vero.</text:p>
      <text:p text:style-name="P1"><text:span text:style-name="T2">- </text:span><text:span text:style-name="T1">Impostazione scientifica della narrazione</text:span><text:span text:style-name="T2">, lo scrittore diventa quasi come uno scienziato.</text:span></text:p>
      <text:p text:style-name="P2"/>
      <text:p text:style-name="P2"/>
      <text:p text:style-name="P1">Lo scrittore è un uomo di scienza che con i suoi romanzi dovrebbe <text:span text:style-name="T1">rappresentare ogni gradino della scala sociale</text:span> con il metodo scientifico, partendo dalle situazioni più semplici (classi sociali più basse, perchè la vita è più semplice).</text:p>
      <text:p text:style-name="P1"/>
      <text:p text:style-name="P1">Il linguaggio deve adeguarsi alla classe sociale alla classe sociale rappresentata nel romanzo. Per i ceti più bassi la lingua era quella del popolo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MANDA ESAME: DIFFERENZA TRA NATURALISMO E VERISMO</text:p>
      <text:p text:style-name="P1"/>
      <text:p text:style-name="P1">Verga e Capuana presero il naturalismo così com'era, però poi dalle opere veriste emergono delle differenza come:</text:p>
      <text:p text:style-name="P1"/>
      <text:p text:style-name="P1">- Il metodo scientifico passa in secondo piano rispetto all'attenzione per il linguaggio, che è in primo piano (Verga dice: "La forma deve essere inerente al soggetto").</text:p>
      <text:p text:style-name="P1">- Verga sceglie come soggetto i contadini e i pescatori, rispetto agli operai.</text:p>
      <text:p text:style-name="P1">- Verga non ha mai voluto fare una denuncia sociale con le sue opere, perchè non ne aveva bisogno. </text:p>
      <text:p text:style-name="P1"/>
      <text:p text:style-name="P1"/>
      <text:p text:style-name="P1">Verga comincia ad interessarsi al naturalismo francese, prima che diventasse un verista.</text:p>
      <text:p text:style-name="P1">Secondo Verga e Capuana anche in Italia doveva essere adottata questa nuova corrente lettera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20S</meta:editing-duration>
    <meta:editing-cycles>7</meta:editing-cycles>
    <meta:generator>OpenOffice/4.1.3$Win32 OpenOffice.org_project/413m1$Build-9783</meta:generator>
    <dc:date>2017-10-10T19:06:56.39</dc:date>
    <dc:creator>Cristian Borelli</dc:creator>
    <meta:document-statistic meta:table-count="0" meta:image-count="0" meta:object-count="0" meta:page-count="2" meta:paragraph-count="26" meta:word-count="397" meta:character-count="2634"/>
    <meta:user-defined meta:name="Info 1"/>
    <meta:user-defined meta:name="Info 2"/>
    <meta:user-defined meta:name="Info 3"/>
    <meta:user-defined meta:name="Info 4"/>
  </office:meta>
</office:document-meta>
</file>